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/>
    <style:font-face style:name="HelveticaNeue1" svg:font-family="HelveticaNeue"/>
    <style:font-face style:name="CourierNewPS-BoldMT" svg:font-family="CourierNewPS-BoldMT" style:font-family-generic="modern"/>
    <style:font-face style:name="CourierNewPSMT" svg:font-family="CourierNewPSMT" style:font-family-generic="modern"/>
    <style:font-face style:name="Arial1" svg:font-family="Arial" style:font-pitch="variable"/>
    <style:font-face style:name="Arial Unicode MS1" svg:font-family="'Arial Unicode MS'" style:font-pitch="variable"/>
    <style:font-face style:name="Georgia1" svg:font-family="Georgia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NewPS-BoldMT1" svg:font-family="CourierNewPS-BoldMT" style:font-family-generic="modern" style:font-pitch="variable"/>
    <style:font-face style:name="CourierNewPSMT1" svg:font-family="CourierNewPSMT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27cm" fo:min-width="25.3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14cm" fo:min-width="25.1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28cm" fo:min-width="25.1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06cm" fo:min-width="25.178cm"/>
      <style:paragraph-properties style:writing-mode="lr-tb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line-height="115%" fo:text-align="star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fo:line-height="115%" fo:text-align="start"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line-height="115%" style:text-autospace="none"/>
    </style:style>
    <style:style style:name="P8" style:family="paragraph">
      <style:paragraph-properties fo:line-height="115%"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15%" fo:text-align="start" fo:text-indent="0cm" style:text-autospace="none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171717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Georgia" style:font-size-asian="16pt" style:font-style-asian="normal" style:font-weight-asian="bold" style:font-name-complex="Georgia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71717" loext:opacity="10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Georgia" style:font-size-asian="16pt" style:font-style-asian="normal" style:font-weight-asian="normal" style:font-name-complex="Georgia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use-window-font-color="true" loext:opacity="0%" style:font-name="Courier New" fo:font-size="16pt" fo:font-weight="bold" style:font-name-asian="CourierNewPSMT" style:font-size-asian="16pt" style:font-weight-asian="bold" style:font-name-complex="CourierNewPSMT" style:font-size-complex="16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4.5pt" fo:font-style="normal" fo:text-shadow="none" style:text-underline-style="none" fo:font-weight="normal" style:letter-kerning="true" style:font-name-asian="CourierNewPSMT" style:font-size-asian="14.5pt" style:font-style-asian="normal" style:font-weight-asian="normal" style:font-name-complex="CourierNewPSMT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Courier New" fo:font-size="14.5pt" fo:font-weight="normal" style:font-name-asian="CourierNewPSMT" style:font-size-asian="14.5pt" style:font-weight-asian="normal" style:font-name-complex="CourierNewPSMT" style:font-size-complex="14.5pt" style:font-weight-complex="normal"/>
    </style:style>
    <style:style style:name="T12" style:family="text">
      <style:text-properties style:use-window-font-color="true" loext:opacity="0%" style:font-name="Courier New" fo:font-size="14.5pt" fo:font-weight="normal" style:font-name-asian="CourierNewPS-BoldMT" style:font-size-asian="14.5pt" style:font-weight-asian="normal" style:font-name-complex="CourierNewPS-BoldMT" style:font-size-complex="14.5pt" style:font-weight-complex="normal"/>
    </style:style>
    <style:style style:name="T13" style:family="text">
      <style:text-properties style:use-window-font-color="true" loext:opacity="0%" style:font-name="Courier New" fo:font-size="15pt" fo:font-weight="normal" style:font-name-asian="CourierNewPSMT" style:font-size-asian="15pt" style:font-weight-asian="normal" style:font-name-complex="CourierNewPSMT" style:font-size-complex="15pt" style:font-weight-complex="normal"/>
    </style:style>
    <style:style style:name="T14" style:family="text">
      <style:text-properties style:use-window-font-color="true" loext:opacity="0%" style:font-name="Arial" fo:font-size="16pt" fo:font-weight="bold" style:font-name-asian="CourierNewPSMT" style:font-size-asian="16pt" style:font-weight-asian="bold" style:font-name-complex="CourierNewPSMT" style:font-size-complex="16pt" style:font-weight-complex="bold"/>
    </style:style>
    <style:style style:name="T15" style:family="text">
      <style:text-properties style:use-window-font-color="true" loext:opacity="0%" style:font-name="Arial" fo:font-size="16pt" fo:font-weight="normal" style:font-name-asian="CourierNewPSMT" style:font-size-asian="16pt" style:font-weight-asian="normal" style:font-name-complex="CourierNewPSMT" style:font-size-complex="16pt" style:font-weight-complex="normal"/>
    </style:style>
    <style:style style:name="T16" style:family="text"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4.5pt" fo:font-style="normal" fo:text-shadow="none" style:text-underline-style="none" fo:font-weight="normal" style:letter-kerning="true" fo:background-color="#fc5c00" style:font-name-asian="CourierNewPSMT" style:font-size-asian="14.5pt" style:font-style-asian="normal" style:font-weight-asian="normal" style:font-name-complex="CourierNewPSMT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font-name="Courier New" fo:font-size="14.5pt" fo:font-weight="normal" fo:background-color="#fc5c00" style:font-name-asian="CourierNewPSMT" style:font-size-asian="14.5pt" style:font-weight-asian="normal" style:font-name-complex="CourierNewPSMT" style:font-size-complex="14.5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urierNewPSMT" style:font-size-asian="16pt" style:font-style-asian="normal" style:font-weight-asian="bold" style:font-name-complex="CourierNewPSMT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CourierNewPSMT" style:font-size-asian="16pt" style:font-style-asian="normal" style:font-weight-asian="normal" style:font-name-complex="CourierNewPSMT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6pt" fo:font-weight="normal" style:font-name-asian="HelveticaNeue1" style:font-size-asian="16pt" style:font-weight-asian="normal" style:font-name-complex="HelveticaNeue1" style:font-size-complex="16pt" style:font-weight-complex="normal"/>
    </style:style>
    <style:style style:name="T23" style:family="text">
      <style:text-properties fo:color="#262626" loext:opacity="100%" style:font-name="Arial" fo:font-size="16pt" fo:font-weight="normal" style:font-name-asian="HelveticaNeue1" style:font-size-asian="16pt" style:font-weight-asian="normal" style:font-name-complex="HelveticaNeue1" style:font-size-complex="16pt" style:font-weight-complex="normal"/>
    </style:style>
    <style:style style:name="T24" style:family="text">
      <style:text-properties fo:font-variant="normal" fo:text-transform="none" fo:color="#262626" loext:opacity="10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HelveticaNeue1" style:font-size-asian="16pt" style:font-style-asian="normal" style:font-weight-asian="normal" style:font-name-complex="HelveticaNeue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1" draw:text-style-name="P5" draw:layer="layout" svg:width="25.809cm" svg:height="14.577cm" svg:x="1cm" svg:y="4cm">
          <draw:text-box>
            <text:p text:style-name="P3"><text:span text:style-name="T3">Ziel dieser Vorlesung: Kennenlernen von xml – Zusammenhang mit html</text:span></text:p>
            <text:p text:style-name="P3"><text:span text:style-name="T3"/></text:p>
            <text:p text:style-name="P3"><text:span text:style-name="T3">Was bedeutet xml?</text:span></text:p>
            <text:p text:style-name="P3"><text:span text:style-name="T4"/></text:p>
            <text:p text:style-name="P3"><text:span text:style-name="T4">xml </text:span><text:span text:style-name="T5">bedeutet</text:span><text:span text:style-name="T4"> eXtensible Markup Language</text:span></text:p>
            <text:p text:style-name="P3"><text:span text:style-name="T4"/></text:p>
            <text:p text:style-name="P4"><text:span text:style-name="T6">xml </text:span><text:span text:style-name="T7">gibt ein </text:span><text:span text:style-name="T6">Regelwerk</text:span><text:span text:style-name="T7">, also eine Grammatik vor, </text:span></text:p>
            <text:p text:style-name="P4"><text:span text:style-name="T7">mit dessen Hilfe Sprachen definiert werden können.</text:span></text:p>
            <text:p text:style-name="P4"><text:span text:style-name="T7"/></text:p>
            <text:p text:style-name="P4"><text:span text:style-name="T6">Beispiel</text:span><text:span text:style-name="T7">: html ist eine solche Sprache, die mit dem xml-Regelwerk formuliert wurde.</text:span></text:p>
            <text:p text:style-name="P3"><text:span text:style-name="T8"/></text:p>
            <text:p text:style-name="P3"><text:span text:style-name="T4">Tatsache ist aber auch: </text:span><text:span text:style-name="T5">html ist zwar eine xml-Sprache, <text:s/>html besitzt aber aufgrund des praktischen </text:span></text:p>
            <text:p text:style-name="P3"><text:span text:style-name="T5">Einsatzes mehrere Eigenschaften, die in xml nicht vorgesehen waren.</text:span></text:p>
            <text:p text:style-name="P3"><text:span text:style-name="T5"/></text:p>
            <text:p text:style-name="P3"><text:span text:style-name="T5"/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3" draw:text-style-name="P9" draw:layer="layout" svg:width="25.678cm" svg:height="19.39cm" svg:x="1cm" svg:y="4cm">
          <draw:text-box>
            <text:p text:style-name="P3"><text:span text:style-name="T3">Beispiel für eine xml-Datei:</text:span></text:p>
            <text:p text:style-name="P3"><text:span text:style-name="T4"/></text:p>
            <text:p><text:span text:style-name="T10">&lt;?xml version="1.0" encoding="UTF-8" standalone="yes"?&gt;</text:span><text:span text:style-name="T11">  </text:span></text:p>
            <text:p text:style-name="P4"><text:span text:style-name="T11">&lt;</text:span><text:span text:style-name="T12">katalog</text:span><text:span text:style-name="T11">&gt;  </text:span></text:p>
            <text:p text:style-name="P4"><text:span text:style-name="T11">    </text:span><text:span text:style-name="T11">&lt;</text:span><text:span text:style-name="T12">firma</text:span><text:span text:style-name="T13"> </text:span><text:span text:style-name="T11">category</text:span><text:span text:style-name="T13"> </text:span><text:span text:style-name="T11">= "IT"&gt;  </text:span></text:p>
            <text:p text:style-name="P4"><text:span text:style-name="T11">        </text:span><text:span text:style-name="T11">&lt;</text:span><text:span text:style-name="T12">name</text:span><text:span text:style-name="T11">&gt;Ruhland GMBH&lt;/</text:span><text:span text:style-name="T12">name</text:span><text:span text:style-name="T11">&gt;  </text:span></text:p>
            <text:p text:style-name="P4"><text:span text:style-name="T11">        </text:span><text:span text:style-name="T11">&lt;</text:span><text:span text:style-name="T12">adresse</text:span><text:span text:style-name="T11">&gt;02826 Görlitz, Brückenstraße 1&lt;/</text:span><text:span text:style-name="T12">adresse</text:span><text:span text:style-name="T11">&gt;  </text:span></text:p>
            <text:p text:style-name="P4"><text:span text:style-name="T11">        </text:span><text:span text:style-name="T11">&lt;</text:span><text:span text:style-name="T12">kontakt</text:span><text:span text:style-name="T11">&gt;+49 177 7848970&lt;/</text:span><text:span text:style-name="T12">kontakt</text:span><text:span text:style-name="T11">&gt;  </text:span></text:p>
            <text:p text:style-name="P4"><text:span text:style-name="T11">    </text:span><text:span text:style-name="T11">&lt;/</text:span><text:span text:style-name="T12">firma</text:span><text:span text:style-name="T11">&gt;  </text:span></text:p>
            <text:p text:style-name="P4"><text:span text:style-name="T11">&lt;/</text:span><text:span text:style-name="T12">katalog</text:span><text:span text:style-name="T11">&gt;</text:span></text:p>
            <text:p text:style-name="P4"><text:span text:style-name="T11"/></text:p>
            <text:p text:style-name="P4"><text:span text:style-name="T11"/></text:p>
            <text:p text:style-name="P7"><text:span text:style-name="T14">Bereits die Kopfzeile bereitet Kopfschmerzen:</text:span></text:p>
            <text:p text:style-name="P7"><text:span text:style-name="T14"/></text:p>
            <text:p text:style-name="P7"><text:span text:style-name="T14">Fragen:</text:span></text:p>
            <text:p text:style-name="P7"><text:span text:style-name="T15">- Welche Versionen von xml gibt es und wie sind die Unterschiede</text:span></text:p>
            <text:p text:style-name="P7"><text:span text:style-name="T15">- Was bedeutet standalone=“yes“</text:span></text:p>
            <text:p text:style-name="P7"><text:span text:style-name="T15"/></text:p>
            <text:p text:style-name="P7"><text:span text:style-name="T14">Andere Frage:</text:span></text:p>
            <text:p text:style-name="P7"><text:span text:style-name="T15">- Wenn ich die Web-Technolgien, u.a. html nutzen möchte, muss ich solche Frage wie oben</text:span></text:p>
            <text:p text:style-name="P7"><text:span text:style-name="T15">beantworten können? ( </text:span><text:span text:style-name="T14">Eindeutiges Nein</text:span><text:span text:style-name="T15"> )</text:span></text:p>
            <text:p text:style-name="P7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3"><text:span text:style-name="T16"/></text:p>
            <text:p text:style-name="P3"><text:span text:style-name="T16"/></text:p>
            <text:p text:style-name="P8"><text:span text:style-name="T4"/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4" draw:text-style-name="P9" draw:layer="layout" svg:width="25.678cm" svg:height="16.978cm" svg:x="1cm" svg:y="4cm">
          <draw:text-box>
            <text:p text:style-name="P3"><text:span text:style-name="T3">Was ist ein Parser?</text:span></text:p>
            <text:p text:style-name="P3"><text:span text:style-name="T4"/></text:p>
            <text:p text:style-name="P3"><text:span text:style-name="T5">Ein </text:span><text:span text:style-name="T4">Parser</text:span><text:span text:style-name="T5"> ist eine Software u</text:span><text:span text:style-name="T17">m eine xml Datei zu lesen.</text:span></text:p>
            <text:p text:style-name="P3"><text:span text:style-name="T17">Ein </text:span><text:span text:style-name="T4">Parser</text:span><text:span text:style-name="T17"> prüft insbesondere ob die xml-Datei gültig ( valid ) ist oder nicht ( invalid )</text:span></text:p>
            <text:p text:style-name="P3"><text:span text:style-name="T4"/></text:p>
            <text:p text:style-name="P3"><text:span text:style-name="T4">In die folgende xml-Datei wurden 3 Fehler eingebaut, die zur Ungültigkeit führen:</text:span></text:p>
            <text:p text:style-name="P3"><text:span text:style-name="T4"/></text:p>
            <text:p><text:span text:style-name="T10">&lt;?XML version="1.0" encoding="UTF-8" standalone="yes"?&gt;</text:span><text:span text:style-name="T11">  </text:span></text:p>
            <text:p text:style-name="P4"><text:span text:style-name="T11">&lt;</text:span><text:span text:style-name="T12">katalog</text:span><text:span text:style-name="T11">&gt;  </text:span></text:p>
            <text:p text:style-name="P4"><text:span text:style-name="T11">    </text:span><text:span text:style-name="T11">&lt;</text:span><text:span text:style-name="T12">firma</text:span><text:span text:style-name="T11">&gt;  </text:span></text:p>
            <text:p text:style-name="P4"><text:span text:style-name="T11">        </text:span><text:span text:style-name="T11">&lt;</text:span><text:span text:style-name="T12">name</text:span><text:span text:style-name="T11">&gt;Ruhland&amp;Söhne GMBH&lt;/</text:span><text:span text:style-name="T12">name</text:span><text:span text:style-name="T11">&gt;  </text:span></text:p>
            <text:p text:style-name="P4"><text:span text:style-name="T11">        </text:span><text:span text:style-name="T11">&lt;</text:span><text:span text:style-name="T12">adresse</text:span><text:span text:style-name="T11">&gt;02826 Görlitz, Brückenstraße 1&lt;/</text:span><text:span text:style-name="T12">adresse</text:span><text:span text:style-name="T11">&gt;  </text:span></text:p>
            <text:p text:style-name="P4"><text:span text:style-name="T11">        </text:span><text:span text:style-name="T11">&lt;</text:span><text:span text:style-name="T12">kontakte</text:span><text:span text:style-name="T11">&gt;</text:span></text:p>
            <text:p text:style-name="P4"><text:span text:style-name="T10"><text:tab/></text:span><text:span text:style-name="T10"> <text:s text:c="3"/></text:span><text:span text:style-name="T10"><text:tab/></text:span><text:span text:style-name="T10"><text:tab/></text:span><text:span text:style-name="T10">&lt;1&gt;+49 177 7848970&lt;/1&gt;</text:span></text:p>
            <text:p text:style-name="P4"><text:span text:style-name="T10"><text:tab/></text:span><text:span text:style-name="T10"><text:tab/></text:span><text:span text:style-name="T10"><text:tab/></text:span><text:span text:style-name="T10">&lt;2&gt;+49 3581 374 4302&lt;/2&gt;</text:span></text:p>
            <text:p text:style-name="P4"><text:span text:style-name="T10"><text:tab/></text:span><text:span text:style-name="T10"><text:tab/></text:span><text:span text:style-name="T10">&lt;/kontakte&gt;</text:span></text:p>
            <text:p text:style-name="P4"><text:span text:style-name="T11">    </text:span><text:span text:style-name="T11">&lt;/</text:span><text:span text:style-name="T12">firma</text:span><text:span text:style-name="T11">&gt;  </text:span></text:p>
            <text:p text:style-name="P4"><text:span text:style-name="T11">&lt;/</text:span><text:span text:style-name="T12">katalog</text:span><text:span text:style-name="T11">&gt;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3"><text:span text:style-name="T16"/></text:p>
            <text:p text:style-name="P3"><text:span text:style-name="T16"/></text:p>
            <text:p text:style-name="P8"><text:span text:style-name="T4"/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5" draw:text-style-name="P9" draw:layer="layout" svg:width="25.678cm" svg:height="15.456cm" svg:x="1.8cm" svg:y="3.544cm">
          <draw:text-box>
            <text:p text:style-name="P3"><text:span text:style-name="T4">Die 3 Fehler, die zur Ungültigkeit des xml führen:</text:span></text:p>
            <text:p text:style-name="P3"><text:span text:style-name="T4"/></text:p>
            <text:p><text:span text:style-name="T10">&lt;?</text:span><text:span text:style-name="T18">XML</text:span><text:span text:style-name="T10"> version="1.0" encoding="UTF-8" standalone="yes"?&gt;</text:span><text:span text:style-name="T11">  </text:span></text:p>
            <text:p text:style-name="P4"><text:span text:style-name="T11">&lt;</text:span><text:span text:style-name="T12">katalog</text:span><text:span text:style-name="T11">&gt;  </text:span></text:p>
            <text:p text:style-name="P4"><text:span text:style-name="T11">    </text:span><text:span text:style-name="T11">&lt;</text:span><text:span text:style-name="T12">firma</text:span><text:span text:style-name="T11">&gt;  </text:span></text:p>
            <text:p text:style-name="P4"><text:span text:style-name="T11">        </text:span><text:span text:style-name="T11">&lt;</text:span><text:span text:style-name="T12">name</text:span><text:span text:style-name="T11">&gt;Ruhland</text:span><text:span text:style-name="T19">&amp;</text:span><text:span text:style-name="T11">Söhne GMBH&lt;/</text:span><text:span text:style-name="T12">name</text:span><text:span text:style-name="T11">&gt;  </text:span></text:p>
            <text:p text:style-name="P4"><text:span text:style-name="T11">        </text:span><text:span text:style-name="T11">&lt;</text:span><text:span text:style-name="T12">adresse</text:span><text:span text:style-name="T11">&gt;02826 Görlitz, Brückenstraße 1&lt;/</text:span><text:span text:style-name="T12">adresse</text:span><text:span text:style-name="T11">&gt;  </text:span></text:p>
            <text:p text:style-name="P4"><text:span text:style-name="T11">        </text:span><text:span text:style-name="T11">&lt;</text:span><text:span text:style-name="T12">kontakte</text:span><text:span text:style-name="T11">&gt;</text:span></text:p>
            <text:p text:style-name="P4"><text:span text:style-name="T10"><text:tab/></text:span><text:span text:style-name="T10"> <text:s text:c="3"/></text:span><text:span text:style-name="T10"><text:tab/></text:span><text:span text:style-name="T10"><text:tab/></text:span><text:span text:style-name="T18">&lt;1&gt;</text:span><text:span text:style-name="T10">+49 177 7848970</text:span><text:span text:style-name="T18">&lt;/1&gt;</text:span></text:p>
            <text:p text:style-name="P4"><text:span text:style-name="T10"><text:tab/></text:span><text:span text:style-name="T10"><text:tab/></text:span><text:span text:style-name="T10"><text:tab/></text:span><text:span text:style-name="T18">&lt;2&gt;</text:span><text:span text:style-name="T10">+49 3581 374 4302</text:span><text:span text:style-name="T18">&lt;/2&gt;</text:span></text:p>
            <text:p text:style-name="P4"><text:span text:style-name="T10"><text:tab/></text:span><text:span text:style-name="T10"><text:tab/></text:span><text:span text:style-name="T10">&lt;/kontakte&gt;</text:span></text:p>
            <text:p text:style-name="P4"><text:span text:style-name="T11">    </text:span><text:span text:style-name="T11">&lt;/</text:span><text:span text:style-name="T12">firma</text:span><text:span text:style-name="T11">&gt;  </text:span></text:p>
            <text:p text:style-name="P4"><text:span text:style-name="T11">&lt;/</text:span><text:span text:style-name="T12">katalog</text:span><text:span text:style-name="T11">&gt;</text:span></text:p>
            <text:p text:style-name="P4"><text:span text:style-name="T11"/></text:p>
            <text:p text:style-name="P4"><text:span text:style-name="T11"/></text:p>
            <text:p text:style-name="P4"><text:span text:style-name="T15">1. XML ist case sensitiv, d.h. XML muss kleingeschrieben sein</text:span></text:p>
            <text:p text:style-name="P4"><text:span text:style-name="T15">2. &amp; ist ein Sonderzeichen in xml, es muss die Entity &amp;amp; verwendet werden</text:span></text:p>
            <text:p text:style-name="P4"><text:span text:style-name="T15">3. Tags dürfen nicht mit Zahlen beginnen</text:span></text:p>
            <text:p text:style-name="P4"><text:span text:style-name="T11"/></text:p>
            <text:p text:style-name="P4"><text:span text:style-name="T14">Fazit:</text:span></text:p>
            <text:p text:style-name="P4"><text:span text:style-name="T14"/></text:p>
            <text:p text:style-name="P4"><text:span text:style-name="T14">- Man kann bei xml sehr einfach Fehler machen</text:span></text:p>
            <text:p text:style-name="P4"><text:span text:style-name="T14">- Die Fehler sind schwer zu finden</text:span></text:p>
            <text:p text:style-name="P4"><text:span text:style-name="T14"/></text:p>
            <text:p text:style-name="P4"><text:span text:style-name="T14">XML ist als Datenformat eher ungünstig und für die Entwicklung nicht geeign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5" draw:text-style-name="P9" draw:layer="layout" svg:width="25.678cm" svg:height="15.456cm" svg:x="1.8cm" svg:y="3.544cm">
          <draw:text-box>
            <text:p text:style-name="P3"><text:span text:style-name="T4">html – obwohl es eine xml-Sprache ist – hat sich an einigen Stellen von xml entfernt:</text:span></text:p>
            <text:p text:style-name="P3"><text:span text:style-name="T4"/></text:p>
            <text:p text:style-name="P3"><text:span text:style-name="T4">xml vs. html:</text:span></text:p>
            <text:p text:style-name="P3"><text:span text:style-name="T4"/></text:p>
            <text:p text:style-name="P3"><text:span text:style-name="T5">html ( speziell html5 ) ist nicht </text:span><text:span text:style-name="T4">strict</text:span><text:span text:style-name="T5"> wie xml, </text:span></text:p>
            <text:p text:style-name="P3"><text:span text:style-name="T5">d.h. auch kleine Fehler in der Syntax führen nicht zur</text:span></text:p>
            <text:p text:style-name="P3"><text:span text:style-name="T5">Ungültigkeit des Dokuments – Es findet trotzdem eine Anzeige im Browser statt</text:span></text:p>
            <text:p text:style-name="P3"><text:span text:style-name="T5"/></text:p>
            <text:p text:style-name="P3"><text:span text:style-name="T5">- XML ist Case Sensitiv ( html ist Case Insensitiv )</text:span></text:p>
            <text:p text:style-name="P3"><text:span text:style-name="T5">- In XML müssen die Attribute immer in doppelten Anführungszeichen stehen ( in html nicht )</text:span></text:p>
            <text:p text:style-name="P3"><text:span text:style-name="T5">- In XML müssen alle Tags geschlossen werden ( in html nicht, z.B. der &lt;br&gt; oder &lt;input&gt; Tag )</text:span></text:p>
            <text:p text:style-name="P3"><text:span text:style-name="T5">- In html sind benutzerdefinierte Attribute zulässig ( die sog. data- Attribute )</text:span></text:p>
            <text:p text:style-name="P3"><text:span text:style-name="T5"/></text:p>
            <text:p><text:span text:style-name="T11"/></text:p>
            <text:p text:style-name="P4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5" draw:text-style-name="P9" draw:layer="layout" svg:width="25.678cm" svg:height="15.456cm" svg:x="1.8cm" svg:y="3.544cm">
          <draw:text-box>
            <text:p text:style-name="P3"><text:span text:style-name="T4">Welche Kernelemente von xml spielen bei html eine wichtige Rolle?</text:span></text:p>
            <text:p text:style-name="P3"><text:span text:style-name="T4"/></text:p>
            <text:p text:style-name="P3"><text:span text:style-name="T4">- xml besitzt eine hierarchische Struktur </text:span></text:p>
            <text:p text:style-name="P3"><text:span text:style-name="T4"><text:tab/></text:span><text:span text:style-name="T5">( in html ist das die Baumstruktur einer Web-Seite )</text:span></text:p>
            <text:p text:style-name="P3"><text:span text:style-name="T4">- Das Programmtechnische Abbild der xml-Seite ist der DOM ( Document-Object-Model )</text:span></text:p>
            <text:p text:style-name="P3"><text:span text:style-name="T5"><text:tab/></text:span><text:span text:style-name="T5">( bei html baut jeder Browser auf den DOM auf )</text:span></text:p>
            <text:p text:style-name="P3"><text:span text:style-name="T4">- Die Knoten bzw. Tags des xml können Attribute, d.h. meta-Daten besitzen</text:span></text:p>
            <text:p text:style-name="P3"><text:span text:style-name="T4"><text:tab/></text:span><text:span text:style-name="T5">( zentrale Eigenschaft des html um die Elemente näher zu definieren, wichtig sind bei</text:span></text:p>
            <text:p text:style-name="P3"><text:span text:style-name="T5"><text:tab/></text:span><text:span text:style-name="T5"> <text:s/></text:span><text:span text:style-name="T5">html-Tags vor allem die Attribute id bzw. class im Zusammenhang mit CSS )</text:span></text:p>
            <text:p text:style-name="P3"><text:span text:style-name="T4">- Es gibt grundsätzliche Methoden in xml um auf den DOM zuzugreifen und zu ändern</text:span></text:p>
            <text:p text:style-name="P3"><text:span text:style-name="T4"><text:tab/></text:span><text:span text:style-name="T4">DOM Traversing und DOM Manipulation</text:span></text:p>
            <text:p text:style-name="P3"><text:span text:style-name="T4"><text:tab/></text:span><text:span text:style-name="T5">( bei SPA Single Page Anwendungen sind DOM Operationen die zentrale Grundlage )</text:span></text:p>
            <text:p><text:span text:style-name="T11"/></text:p>
            <text:p text:style-name="P4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5" draw:text-style-name="P9" draw:layer="layout" svg:width="25.678cm" svg:height="15.456cm" svg:x="1.8cm" svg:y="3.544cm">
          <draw:text-box>
            <text:p text:style-name="P3"><text:span text:style-name="T4">xml-Regeln, die man wissen sollte ( Am vorher genannten Beispiel erklärt )</text:span></text:p>
            <text:p text:style-name="P3"><text:span text:style-name="T4"/></text:p>
            <text:p text:style-name="P11"><text:span text:style-name="T10">&lt;?xml version="1.0" encoding="UTF-8" standalone="yes"?&gt;</text:span><text:span text:style-name="T11">  </text:span></text:p>
            <text:p text:style-name="P11"><text:span text:style-name="T11">&lt;</text:span><text:span text:style-name="T12">katalog</text:span><text:span text:style-name="T11">&gt;  </text:span></text:p>
            <text:p text:style-name="P11"><text:span text:style-name="T11">    </text:span><text:span text:style-name="T11">&lt;</text:span><text:span text:style-name="T12">firma</text:span><text:span text:style-name="T13"> </text:span><text:span text:style-name="T11">category</text:span><text:span text:style-name="T13"> </text:span><text:span text:style-name="T11">= "IT"&gt;  </text:span></text:p>
            <text:p text:style-name="P11"><text:span text:style-name="T11">        </text:span><text:span text:style-name="T11">&lt;</text:span><text:span text:style-name="T12">name</text:span><text:span text:style-name="T11">&gt;Ruhland GMBH&lt;/</text:span><text:span text:style-name="T12">name</text:span><text:span text:style-name="T11">&gt;  </text:span></text:p>
            <text:p text:style-name="P11"><text:span text:style-name="T11">        </text:span><text:span text:style-name="T11">&lt;</text:span><text:span text:style-name="T12">adresse</text:span><text:span text:style-name="T11">&gt;02826 Görlitz, Brückenstraße 1&lt;/</text:span><text:span text:style-name="T12">adresse</text:span><text:span text:style-name="T11">&gt;  </text:span></text:p>
            <text:p text:style-name="P11"><text:span text:style-name="T11">        </text:span><text:span text:style-name="T11">&lt;</text:span><text:span text:style-name="T12">kontakt</text:span><text:span text:style-name="T11">&gt;+49 177 7848970&lt;/</text:span><text:span text:style-name="T12">kontakt</text:span><text:span text:style-name="T11">&gt;  </text:span></text:p>
            <text:p text:style-name="P11"><text:span text:style-name="T11">    </text:span><text:span text:style-name="T11">&lt;/</text:span><text:span text:style-name="T12">firma</text:span><text:span text:style-name="T11">&gt;  </text:span></text:p>
            <text:p text:style-name="P3"><text:span text:style-name="T11">&lt;/</text:span><text:span text:style-name="T12">katalog</text:span><text:span text:style-name="T11">&gt;</text:span></text:p>
            <text:p text:style-name="P3"><text:span text:style-name="T11"/></text:p>
            <text:p text:style-name="P3"><text:span text:style-name="T20">Kopfzeile</text:span><text:span text:style-name="T10"> &lt;?xml version="1.0" encoding="UTF-8" standalone="yes"?&gt;</text:span></text:p>
            <text:p text:style-name="P3"><text:span text:style-name="T21">- Die Kopfzeile beinhaltet Informationen für den Parser</text:span></text:p>
            <text:p text:style-name="P3"><text:span text:style-name="T21"><text:tab/></text:span><text:span text:style-name="T21">- version=“1.0“ hier gibt es auch eine Version 1.1 mit kleine Änderungen bzgl. Sonderzeichen</text:span></text:p>
            <text:p text:style-name="P3"><text:span text:style-name="T21"><text:tab/></text:span><text:span text:style-name="T21">- encoding ist wichtig, kann aber auch fehleranfällig sein </text:span></text:p>
            <text:p text:style-name="P3"><text:span text:style-name="T21"><text:tab/></text:span><text:span text:style-name="T21">( Man kann in encoding UTF-8 angeben auch wenn das xml nicht UTF-8 ist )</text:span></text:p>
            <text:p text:style-name="P3"><text:span text:style-name="T21"><text:tab/></text:span><text:span text:style-name="T21">- standalone=“yes“ gibt an dass es keine DTD Datei gibt ( Document Type Definition )</text:span></text:p>
            <text:p text:style-name="P3"><text:span text:style-name="T21"><text:tab/></text:span><text:span text:style-name="T21">( hier kann man die Regeln für die erlaubten Tags und Attribute angeben )</text:span></text:p>
            <text:p text:style-name="P3"><text:span text:style-name="T4"/></text:p>
            <text:p text:style-name="P3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XML-basierte Anwendungen </text:span><text:span text:style-name="T1"><text:line-break/></text:span><text:span text:style-name="T2">Vorlesung 2: xml vs html</text:span></text:p>
          </draw:text-box>
        </draw:frame>
        <draw:frame draw:style-name="gr5" draw:text-style-name="P9" draw:layer="layout" svg:width="25.678cm" svg:height="15.456cm" svg:x="0.722cm" svg:y="3.2cm">
          <draw:text-box>
            <text:p text:style-name="P3"><text:span text:style-name="T4">xml-Sonderzeichen ( das gilt auch für html )</text:span></text:p>
            <text:p text:style-name="P3"><text:span text:style-name="T4"/></text:p>
            <text:p text:style-name="P3"><text:span text:style-name="T4">Die Sonderzeichen in xml sind</text:span></text:p>
            <text:p text:style-name="P3"><text:span text:style-name="T4"/></text:p>
            <text:p text:style-name="P3"><text:span text:style-name="T8">Das Kleinerzeichen &lt; muss ersetzt werden durch die Entity &amp;lt;</text:span></text:p>
            <text:p text:style-name="P12"><text:span text:style-name="T22">Das Größerzeichen &gt; muss ersetzt werden durch die Entity &amp;gt;</text:span></text:p>
            <text:p text:style-name="P12"><text:span text:style-name="T22">Das Kaufmanns-und &amp; muss ersetzt werden durch die Entity &amp;amp;</text:span></text:p>
            <text:p text:style-name="P4"><text:span text:style-name="T22"/></text:p>
            <text:p text:style-name="P13"><text:span text:style-name="T23">nur problematisch in Attributwerten mit "…"</text:span></text:p>
            <text:p text:style-name="P4"><text:span text:style-name="T23">Das doppelte Anführungszeichen " muss ersetzt werden durch die Entity &amp;quot;</text:span></text:p>
            <text:p text:style-name="P4"><text:span text:style-name="T23"/></text:p>
            <text:p text:style-name="P13"><text:span text:style-name="T23">nur problematisch in Attributwerten mit '…'</text:span></text:p>
            <text:p text:style-name="P13"><text:span text:style-name="T24">Das einfache Anführungszeichen ' muss ersetzt werden durch die Entity &amp;</text:span><text:span text:style-name="T23">apos;</text:span></text:p>
            <text:p text:style-name="P4"><text:span text:style-name="T23"/></text:p>
            <text:p text:style-name="P3"><text:span text:style-name="T8"/></text:p>
            <text:p text:style-name="P3"><text:span text:style-name="T4"/></text:p>
            <text:p text:style-name="P11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/>
    <style:font-face style:name="HelveticaNeue1" svg:font-family="HelveticaNeue"/>
    <style:font-face style:name="CourierNewPS-BoldMT" svg:font-family="CourierNewPS-BoldMT" style:font-family-generic="modern"/>
    <style:font-face style:name="CourierNewPSMT" svg:font-family="CourierNewPSMT" style:font-family-generic="modern"/>
    <style:font-face style:name="Arial1" svg:font-family="Arial" style:font-pitch="variable"/>
    <style:font-face style:name="Arial Unicode MS1" svg:font-family="'Arial Unicode MS'" style:font-pitch="variable"/>
    <style:font-face style:name="Georgia1" svg:font-family="Georgia" style:font-pitch="variable"/>
    <style:font-face style:name="HelveticaNeue" svg:font-family="HelveticaNeue" style:font-pitch="variable"/>
    <style:font-face style:name="Liberation Serif1" svg:font-family="'Liberation Serif'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NewPS-BoldMT1" svg:font-family="CourierNewPS-BoldMT" style:font-family-generic="modern" style:font-pitch="variable"/>
    <style:font-face style:name="CourierNewPSMT1" svg:font-family="CourierNewPSMT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1-03-16T07:54:41.508329692</dc:date>
    <meta:editing-duration>PT5H58M43S</meta:editing-duration>
    <meta:editing-cycles>30</meta:editing-cycles>
    <meta:generator>LibreOffice/7.0.4.2$MacOSX_X86_64 LibreOffice_project/dcf040e67528d9187c66b2379df5ea4407429775</meta:generator>
    <meta:document-statistic meta:object-count="54"/>
  </office:meta>
</office:document-meta>
</file>